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F0100002DB06A74C513.svm"/>
  <manifest:file-entry manifest:media-type="" manifest:full-path="Pictures/2000000700006CBB0000230A836A060D.svm"/>
  <manifest:file-entry manifest:media-type="" manifest:full-path="Pictures/200000070000629A00002251501A8E6A.svm"/>
  <manifest:file-entry manifest:media-type="" manifest:full-path="Pictures/200000070000142800000DF5A9F52A0A.svm"/>
  <manifest:file-entry manifest:media-type="" manifest:full-path="Pictures/200000070000132000000ADB3D257584.svm"/>
  <manifest:file-entry manifest:media-type="" manifest:full-path="Pictures/2000000700002CC100000F9C9890DAB3.svm"/>
  <manifest:file-entry manifest:media-type="" manifest:full-path="Pictures/200000070000156600000EC9BB8B1CBD.svm"/>
  <manifest:file-entry manifest:media-type="" manifest:full-path="Pictures/200000070000138A00000AA6B688B3C7.svm"/>
  <manifest:file-entry manifest:media-type="" manifest:full-path="Pictures/200000070000160500000DF5D2EA06D7.svm"/>
  <manifest:file-entry manifest:media-type="" manifest:full-path="Pictures/200000070000332A000014FC725ED560.svm"/>
  <manifest:file-entry manifest:media-type="" manifest:full-path="Pictures/2000000700001D0C00000A3C5AA00766.svm"/>
  <manifest:file-entry manifest:media-type="" manifest:full-path="Pictures/2000000700001742000010A51EA37D2E.svm"/>
  <manifest:file-entry manifest:media-type="" manifest:full-path="Pictures/2000000700002E9E00000E5FF2D53E12.svm"/>
  <manifest:file-entry manifest:media-type="" manifest:full-path="Pictures/2000000700002DFF0000208F03732B5A.svm"/>
  <manifest:file-entry manifest:media-type="" manifest:full-path="Pictures/20000007000062EA00001A911A29D24A.svm"/>
  <manifest:file-entry manifest:media-type="" manifest:full-path="Pictures/2000000700004E8D000032A639DF127E.svm"/>
  <manifest:file-entry manifest:media-type="" manifest:full-path="Pictures/2000000700001C3800000DC049B138E0.svm"/>
  <manifest:file-entry manifest:media-type="" manifest:full-path="Pictures/2000000700002D2B000010061FE7ABB1.svm"/>
  <manifest:file-entry manifest:media-type="" manifest:full-path="Pictures/2000000700001816000021CD44A7DB82.svm"/>
  <manifest:file-entry manifest:media-type="" manifest:full-path="Pictures/20000007000013F300000C198A8745B6.svm"/>
  <manifest:file-entry manifest:media-type="" manifest:full-path="Pictures/20000007000019BD0000156645E799EA.svm"/>
  <manifest:file-entry manifest:media-type="" manifest:full-path="Pictures/200000070000166E00000DC05ECDB05F.svm"/>
  <manifest:file-entry manifest:media-type="" manifest:full-path="Pictures/200000070000163A000019BD947E6F2E.svm"/>
  <manifest:file-entry manifest:media-type="" manifest:full-path="Pictures/2000000700000F9C000002969A9B5963.svm"/>
  <manifest:file-entry manifest:media-type="" manifest:full-path="Pictures/2000000700005158000034D142A799A4.svm"/>
  <manifest:file-entry manifest:media-type="" manifest:full-path="Pictures/2000000700001FF100000A3C453C5DF9.svm"/>
  <manifest:file-entry manifest:media-type="" manifest:full-path="Pictures/200000070000244800000C19AB0F7BCA.svm"/>
  <manifest:file-entry manifest:media-type="" manifest:full-path="Pictures/2000000700002C8D000014922F1D2230.svm"/>
  <manifest:file-entry manifest:media-type="" manifest:full-path="Pictures/2000000700006F9F00006DA931FFC5A9.svm"/>
  <manifest:file-entry manifest:media-type="" manifest:full-path="Pictures/200000070000679000001D26DC9C94C4.svm"/>
  <manifest:file-entry manifest:media-type="" manifest:full-path="Pictures/2000000700001F1D00000A0741C7833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Arial"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 fo:text-align="start" style:justify-single-word="false"/>
    </style:style>
    <style:style style:name="P4" style:family="paragraph" style:parent-style-name="Standard">
      <style:paragraph-properties fo:line-height="115%" fo:text-align="start" style:justify-single-word="false"/>
      <style:text-properties fo:color="#000000" style:font-name="Arial"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fo:color="#000000" style:font-name="Arial"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fo:color="#000000" style:font-name="Arial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fo:color="#000000" style:font-name="Arial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fo:color="#000000" style:font-name="Arial" fo:font-size="26pt" fo:font-weight="bold" style:font-size-asian="26pt" style:font-weight-asian="bold" style:font-size-complex="26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line-height="115%" fo:text-align="center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line-height="115%" fo:text-align="center" style:justify-single-word="false"/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15%" fo:text-align="start" style:justify-single-word="false"/>
      <style:text-properties fo:color="#666666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1.217cm" fo:margin-right="0cm" fo:line-height="115%" fo:text-align="start" style:justify-single-word="false" fo:text-indent="0cm" style:auto-text-indent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P14" style:family="paragraph" style:parent-style-name="Standard">
      <style:paragraph-properties fo:margin-left="1.217cm" fo:margin-right="0cm" fo:line-height="115%" fo:text-align="start" style:justify-single-word="false" fo:text-indent="0cm" style:auto-text-indent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1.217cm" fo:margin-right="0cm" fo:line-height="115%" fo:text-align="start" style:justify-single-word="false" fo:text-indent="0cm" style:auto-text-indent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margin-left="1.217cm" fo:margin-right="0cm" fo:line-height="115%" fo:text-align="center" style:justify-single-word="false" fo:text-indent="0cm" style:auto-text-indent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17" style:family="paragraph" style:parent-style-name="Standard" style:master-page-name="">
      <style:paragraph-properties fo:margin-left="1.217cm" fo:margin-right="0.873cm" fo:line-height="115%" fo:text-align="center" style:justify-single-word="false" fo:text-indent="0cm" style:auto-text-indent="false" style:page-number="auto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margin-left="1.217cm" fo:margin-right="0.873cm" fo:line-height="115%" fo:text-align="center" style:justify-single-word="false" fo:text-indent="0cm" style:auto-text-indent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margin-left="1.217cm" fo:margin-right="0.873cm" fo:line-height="115%" fo:text-align="center" style:justify-single-word="false" fo:text-indent="0cm" style:auto-text-indent="false"/>
      <style:text-properties fo:color="#666666"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1.217cm" fo:margin-right="0.873cm" fo:line-height="115%" fo:text-align="start" style:justify-single-word="false" fo:text-indent="0cm" style:auto-text-indent="false"/>
      <style:text-properties fo:color="#666666"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1.217cm" fo:margin-right="0.873cm" fo:line-height="115%" fo:text-align="center" style:justify-single-word="false" fo:text-indent="0cm" style:auto-text-indent="false"/>
      <style:text-properties fo:color="#666666"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1.217cm" fo:margin-right="0.873cm" fo:line-height="115%" fo:text-align="center" style:justify-single-word="false" fo:text-indent="0cm" style:auto-text-indent="false"/>
      <style:text-properties fo:color="#666666" style:font-name="Arial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1.217cm" fo:margin-right="0.873cm" fo:line-height="115%" fo:text-align="start" style:justify-single-word="false" fo:text-indent="0cm" style:auto-text-indent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24" style:family="paragraph" style:parent-style-name="Standard" style:master-page-name="">
      <style:paragraph-properties fo:margin-left="1.203cm" fo:margin-right="0cm" fo:line-height="115%" fo:text-align="start" style:justify-single-word="false" fo:text-indent="0cm" style:auto-text-indent="false" style:page-number="auto"/>
      <style:text-properties fo:color="#000000" style:font-name="Arial" fo:font-size="15pt" fo:font-weight="normal" style:font-size-asian="15pt" style:font-weight-asian="normal" style:font-size-complex="15pt" style:font-weight-complex="normal"/>
    </style:style>
    <style:style style:name="P25" style:family="paragraph" style:parent-style-name="Standard" style:master-page-name="">
      <style:paragraph-properties fo:margin-left="1.102cm" fo:margin-right="0.97cm" fo:line-height="115%" fo:text-align="start" style:justify-single-word="false" fo:text-indent="0cm" style:auto-text-indent="false" style:page-number="auto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26" style:family="paragraph" style:parent-style-name="Standard" style:list-style-name="L2">
      <style:paragraph-properties fo:line-height="115%" fo:text-align="start" style:justify-single-word="false"/>
      <style:text-properties fo:color="#000000" style:font-name="Arial" fo:font-size="24pt" fo:font-weight="normal" style:font-size-asian="24pt" style:font-weight-asian="normal" style:font-size-complex="24pt" style:font-weight-complex="normal"/>
    </style:style>
    <style:style style:name="P27" style:family="paragraph" style:parent-style-name="Standard" style:list-style-name="L3">
      <style:paragraph-properties fo:line-height="115%" fo:text-align="start" style:justify-single-word="false"/>
      <style:text-properties fo:color="#000000" style:font-name="Arial" fo:font-size="15pt" fo:font-weight="normal" style:font-size-asian="15pt" style:font-weight-asian="normal" style:font-size-complex="15pt" style:font-weight-complex="normal"/>
    </style:style>
    <style:style style:name="P28" style:family="paragraph" style:parent-style-name="Standard" style:list-style-name="L4">
      <style:paragraph-properties fo:line-height="115%" fo:text-align="start" style:justify-single-word="false"/>
      <style:text-properties fo:color="#000000" style:font-name="Arial" fo:font-size="15pt" fo:font-weight="normal" style:font-size-asian="15pt" style:font-weight-asian="normal" style:font-size-complex="15pt" style:font-weight-complex="normal"/>
    </style:style>
    <style:style style:name="P29" style:family="paragraph" style:parent-style-name="Standard" style:list-style-name="L5">
      <style:paragraph-properties fo:line-height="115%" fo:text-align="start" style:justify-single-word="false"/>
      <style:text-properties fo:color="#000000" style:font-name="Arial" fo:font-size="15pt" fo:font-weight="normal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line-height="115%" fo:text-align="start" style:justify-single-word="false"/>
      <style:text-properties fo:color="#000000" style:font-name="Arial" fo:font-size="15pt" fo:font-weight="bold" style:font-size-asian="15pt" style:font-weight-asian="bold" style:font-size-complex="15pt" style:font-weight-complex="bold"/>
    </style:style>
    <style:style style:name="P31" style:family="paragraph" style:parent-style-name="Standard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32" style:family="paragraph" style:parent-style-name="Standard" style:list-style-name="L6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33" style:family="paragraph" style:parent-style-name="Standard" style:list-style-name="L7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34" style:family="paragraph" style:parent-style-name="Standard" style:list-style-name="L8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35" style:family="paragraph" style:parent-style-name="Standard" style:list-style-name="L9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36" style:family="paragraph" style:parent-style-name="Standard" style:list-style-name="L10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37" style:family="paragraph" style:parent-style-name="Standard" style:list-style-name="L11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38" style:family="paragraph" style:parent-style-name="Standard" style:list-style-name="L12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39" style:family="paragraph" style:parent-style-name="Standard" style:list-style-name="L13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40" style:family="paragraph" style:parent-style-name="Standard" style:list-style-name="L14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41" style:family="paragraph" style:parent-style-name="Standard" style:list-style-name="L15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42" style:family="paragraph" style:parent-style-name="Standard" style:list-style-name="L16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43" style:family="paragraph" style:parent-style-name="Standard" style:list-style-name="L17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44" style:family="paragraph" style:parent-style-name="Standard" style:list-style-name="L18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45" style:family="paragraph" style:parent-style-name="Standard" style:list-style-name="L19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46" style:family="paragraph" style:parent-style-name="Standard" style:list-style-name="L20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47" style:family="paragraph" style:parent-style-name="Standard" style:list-style-name="L21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48" style:family="paragraph" style:parent-style-name="Standard" style:list-style-name="L22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49" style:family="paragraph" style:parent-style-name="Standard" style:list-style-name="L23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50" style:family="paragraph" style:parent-style-name="Standard" style:list-style-name="L24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51" style:family="paragraph" style:parent-style-name="Standard" style:list-style-name="L25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52" style:family="paragraph" style:parent-style-name="Standard" style:list-style-name="L26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53" style:family="paragraph" style:parent-style-name="Standard" style:list-style-name="L27">
      <style:paragraph-properties fo:line-height="115%" fo:text-align="start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54" style:family="paragraph" style:parent-style-name="Standard">
      <style:paragraph-properties fo:line-height="115%" fo:text-align="center" style:justify-single-word="false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55" style:family="paragraph" style:parent-style-name="Standard">
      <style:paragraph-properties fo:line-height="115%" fo:text-align="start" style:justify-single-word="false"/>
      <style:text-properties fo:color="#666666" style:font-name="Arial" fo:font-size="10pt" fo:font-weight="bold" style:font-size-asian="10pt" style:font-weight-asian="bold" style:font-size-complex="10pt" style:font-weight-complex="bold"/>
    </style:style>
    <style:style style:name="P56" style:family="paragraph" style:parent-style-name="Standard" style:list-style-name="L27">
      <style:paragraph-properties fo:line-height="115%" fo:text-align="start" style:justify-single-word="false"/>
      <style:text-properties fo:color="#666666" style:font-name="Arial" fo:font-size="10pt" fo:font-weight="bold" style:font-size-asian="10pt" style:font-weight-asian="bold" style:font-size-complex="10pt" style:font-weight-complex="bold"/>
    </style:style>
    <style:style style:name="P57" style:family="paragraph" style:parent-style-name="Standard" style:list-style-name="L28">
      <style:paragraph-properties fo:line-height="115%" fo:text-align="start" style:justify-single-word="false"/>
      <style:text-properties fo:color="#666666" style:font-name="Arial" fo:font-size="10pt" fo:font-weight="bold" style:font-size-asian="10pt" style:font-weight-asian="bold" style:font-size-complex="10pt" style:font-weight-complex="bold"/>
    </style:style>
    <style:style style:name="P58" style:family="paragraph" style:parent-style-name="Standard" style:list-style-name="L29">
      <style:paragraph-properties fo:line-height="115%" fo:text-align="start" style:justify-single-word="false"/>
      <style:text-properties fo:color="#666666" style:font-name="Arial" fo:font-size="10pt" fo:font-weight="bold" style:font-size-asian="10pt" style:font-weight-asian="bold" style:font-size-complex="10pt" style:font-weight-complex="bold"/>
    </style:style>
    <style:style style:name="P59" style:family="paragraph" style:parent-style-name="Standard" style:list-style-name="L30">
      <style:paragraph-properties fo:line-height="115%" fo:text-align="start" style:justify-single-word="false"/>
      <style:text-properties fo:color="#666666" style:font-name="Arial" fo:font-size="26pt" fo:font-weight="bold" style:font-size-asian="26pt" style:font-weight-asian="bold" style:font-size-complex="26pt" style:font-weight-complex="bold"/>
    </style:style>
    <style:style style:name="P60" style:family="paragraph" style:parent-style-name="Standard" style:list-style-name="L25">
      <style:paragraph-properties fo:line-height="115%" fo:text-align="start" style:justify-single-word="false"/>
    </style:style>
    <style:style style:name="P61" style:family="paragraph" style:parent-style-name="Standard" style:list-style-name="L1">
      <style:paragraph-properties fo:margin-left="1.217cm" fo:margin-right="0cm" fo:line-height="115%" fo:text-align="start" style:justify-single-word="false" fo:text-indent="0cm" style:auto-text-indent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62" style:family="paragraph" style:parent-style-name="Standard" style:list-style-name="L6" style:master-page-name="">
      <style:paragraph-properties fo:line-height="115%" fo:text-align="start" style:justify-single-word="false" style:page-number="auto"/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P63" style:family="paragraph" style:parent-style-name="Standard" style:list-style-name="L2">
      <style:paragraph-properties fo:margin-left="0cm" fo:margin-right="0cm" fo:line-height="115%" fo:text-align="center" style:justify-single-word="false" fo:text-indent="0cm" style:auto-text-indent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64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666666" style:font-name="Arial" fo:font-size="26pt" fo:font-weight="bold" style:font-size-asian="26pt" style:font-weight-asian="bold" style:font-size-complex="26pt" style:font-weight-complex="bold"/>
    </style:style>
    <style:style style:name="P65" style:family="paragraph" style:parent-style-name="Standard" style:list-style-name="L2">
      <style:paragraph-properties fo:margin-left="0cm" fo:margin-right="0cm" fo:line-height="115%" fo:text-align="center" style:justify-single-word="false" fo:text-indent="0cm" style:auto-text-indent="false"/>
      <style:text-properties fo:color="#666666" style:font-name="Arial" fo:font-size="26pt" fo:font-weight="bold" style:font-size-asian="26pt" style:font-weight-asian="bold" style:font-size-complex="26pt" style:font-weight-complex="bold"/>
    </style:style>
    <style:style style:name="P6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666666" style:font-name="Arial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666666"/>
    </style:style>
    <style:style style:name="T6" style:family="text">
      <style:text-properties fo:color="#666666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808080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57cm" fo:text-indent="-0.635cm" fo:margin-left="3.7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67cm" fo:text-indent="-0.635cm" fo:margin-left="7.5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57cm" fo:text-indent="-0.635cm" fo:margin-left="3.7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67cm" fo:text-indent="-0.635cm" fo:margin-left="7.5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57cm" fo:text-indent="-0.635cm" fo:margin-left="3.7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67cm" fo:text-indent="-0.635cm" fo:margin-left="7.5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57cm" fo:text-indent="-0.635cm" fo:margin-left="3.7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67cm" fo:text-indent="-0.635cm" fo:margin-left="7.5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Dokumentacja bazy danych </text:p>
      <text:p text:style-name="P1">„Collaborate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3">Spis treści</text:p>
      <text:p text:style-name="P14"/>
      <text:p text:style-name="P15">1. <text:s/>Opis ogólny..............................................................3</text:p>
      <text:p text:style-name="P15">2. <text:s/>Schemat i relacje.....................................................4</text:p>
      <text:list xml:id="list3431268276646929685" text:style-name="L1">
        <text:list-header>
          <text:p text:style-name="P61">3. <text:s/>Tabele......................................................................7</text:p>
          <text:p text:style-name="P61">4. <text:s/>Procedury...............................................................22</text:p>
          <text:p text:style-name="P61">5. <text:s/>Zabezpieczenia......................................................32</text:p>
        </text:list-header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list xml:id="list3373453707795467140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63">1. Opis ogólny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17">Opisana w niniejszej dokumentacji baza danych o nazwie „collaborate” jest używana do przechowywania danych w aplikacji pod tą samą nazwą. Zalecane jest najpierw zaznajomienie się najpierw z dokumentacją samej aplikacji. Baza jest przygotowana aby obsługiwać wiele użytkowników naraz, a dzięki rozmaitym zabezpieczeniom gwarantuje spójność i bezpieczeństwo danych. Dodatkową jej zaletą są specjalnie zaprojektowane procedury, funkcje dzięki którym znacznie zostaje przyspieszona praca po stronie technologii backendowej. Procedury posiadają konstrukcję, która gwarantuje właściwe wstawianie danych skorelowanych w wielu tabelach, a wymagają jedynie podania odpowiednich parametrów. Zawierają też podstawową obsługę błędów. Aby zainstalować bazę na swoim serwerze należy uruchomić system zarządzania bazami i wykonać plik „init.sql”. Tworzy on całą strukturę bazy danych, jej obiekty oraz wstawia podstawowe, niezbędne dane do tabel. Baza danych „collaborate” napisana jest w dialekcie mysql i zawiera obsługę polskich znaków diakrytycznych.</text:p>
      <text:p text:style-name="P18"/>
      <text:p text:style-name="P18"/>
      <text:p text:style-name="P18"/>
      <text:p text:style-name="P19"><draw:frame draw:style-name="fr1" draw:name="grafika1" text:anchor-type="paragraph" svg:width="8.057cm" svg:height="1.33cm" draw:z-index="0"><draw:image xlink:href="Pictures/2000000700000F9C000002969A9B5963.svm" xlink:type="simple" xlink:show="embed" xlink:actuate="onLoad"/></draw:frame>Zdjęcie 1. plik inicjujący</text:p>
      <text:p text:style-name="P19"/>
      <text:p text:style-name="P19"/>
      <text:p text:style-name="P19"><text:soft-page-break/></text:p>
      <text:p text:style-name="P19"/>
      <text:p text:style-name="P19"/>
      <text:list xml:id="list38787487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6"/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2. Schemat i relacje</text:p>
      <text:p text:style-name="P6"/>
      <text:p text:style-name="P19"><draw:frame draw:style-name="fr2" draw:name="grafika2" text:anchor-type="paragraph" svg:width="15.129cm" svg:height="10.837cm" draw:z-index="1"><draw:image xlink:href="Pictures/2000000700006F9F00006DA931FFC5A9.svm" xlink:type="simple" xlink:show="embed" xlink:actuate="onLoad"/></draw:frame></text:p>
      <text:p text:style-name="P19">Zdjęcie 2. schemat bazy danych</text:p>
      <text:p text:style-name="P19"/>
      <text:p text:style-name="P19"/>
      <text:p text:style-name="P19"/>
      <text:p text:style-name="P21"/>
      <text:p text:style-name="P23">Powyższe zdjęcie przedstawia ogólny schemat bazy danych oraz relacje między jej obiektami. Oto dokładne liczby:</text:p>
      <text:list xml:id="list7297942832666428554" text:style-name="L3">
        <text:list-item>
          <text:p text:style-name="P27">12 tabel </text:p>
        </text:list-item>
        <text:list-item>
          <text:p text:style-name="P27">5 połączeń typu „wiele do wielu”</text:p>
        </text:list-item>
        <text:list-item>
          <text:p text:style-name="P27">4 połączenia typu „jeden do wielu” </text:p>
          <text:p text:style-name="P27"/>
        </text:list-item>
      </text:list>
      <text:p text:style-name="P4"><text:soft-page-break/></text:p>
      <text:p text:style-name="P4"/>
      <text:p text:style-name="P4"/>
      <text:p text:style-name="P4"><text:tab/></text:p>
      <text:p text:style-name="P4"/>
      <text:p text:style-name="P4"><text:tab/></text:p>
      <text:p text:style-name="P4"><text:tab/>Poniżej opisane zostały wszystkie relacje zachodzące pomiędzy <text:tab/>wyżej wymienionymi obiektami. Szczegółowe opisy tabel znajdują <text:tab/>się w sekcji trzeciej</text:p>
      <text:p text:style-name="P4"/>
      <text:p text:style-name="P4"/>
      <text:p text:style-name="P4"/>
      <text:p text:style-name="P4"><text:tab/><text:span text:style-name="T4">Relacje „wiele do wielu”:</text:span></text:p>
      <text:p text:style-name="P5"/>
      <text:list xml:id="list3677829449372300880" text:style-name="L4">
        <text:list-item>
          <text:p text:style-name="P28">Users – Technology : Połączenie reprezentowane przez tabelę pośrednią Users_technology służy do przechowywania informacji o poznanych przez użytkownika technologiach informatycznych, innym słowem w jakich języka umie on programować</text:p>
        </text:list-item>
      </text:list>
      <text:p text:style-name="P4"/>
      <text:list xml:id="list38775280" text:continue-numbering="true" text:style-name="L4">
        <text:list-item>
          <text:p text:style-name="P28">Users – Media : Połączenie reprezentowane przez tabelę pośrednią Users_Media zawiera informację o linkach do poszczególnych stron internetowych (np. Github, Linkedln) na których dany użytkownik prowadzi swoje aktywności</text:p>
          <text:p text:style-name="P28"/>
        </text:list-item>
        <text:list-item>
          <text:p text:style-name="P28">Users – Offert (match) : Połączenie obu tabel za pomocą tabelki Liked_Offert. Przechowuje ona informacje o „polubieniach” ofert lub użytkowników niezbędne do zidentyfikowania czy zachodzi obustronny „match” (czyli polubienie przez właściciela oferty potencjalnego współpracownika oraz polubienie oferty przez danego użytkownika myślącego o współpracy nad projektem, po dalsze wyjaśnienia zobacz dokumentacje aplikacji „Collaborate”)</text:p>
          <text:p text:style-name="P28"/>
        </text:list-item>
        <text:list-item>
          <text:p text:style-name="P28"><text:soft-page-break/><text:s/>Users – Offert (collaborators) : Połączenie przez tabelę Collaborators_Offert służy do przechowywania informacji o współpracownikach (z wyjątkiem właściciela oferty) pracujących nad danym projektem</text:p>
        </text:list-item>
      </text:list>
      <text:p text:style-name="P4"/>
      <text:list xml:id="list38769891" text:continue-numbering="true" text:style-name="L4">
        <text:list-header>
          <text:p text:style-name="P28"><text:tab/></text:p>
        </text:list-header>
      </text:list>
      <text:p text:style-name="P24"/>
      <text:p text:style-name="P4"/>
      <text:p text:style-name="P5"><text:tab/></text:p>
      <text:p text:style-name="P5"/>
      <text:p text:style-name="P5"><text:tab/>Relacje „jeden do wielu”:</text:p>
      <text:p text:style-name="P5"/>
      <text:list xml:id="list5802460807351691070" text:style-name="L5">
        <text:list-item>
          <text:p text:style-name="P29">Users-Offert: Połączenie poprzez pole Offert.owner_id. Służy do określenia właściciela (innymi słowami założyciela oferty na portalu) projektu</text:p>
        </text:list-item>
      </text:list>
      <text:p text:style-name="P4"/>
      <text:list xml:id="list38766784" text:continue-numbering="true" text:style-name="L5">
        <text:list-item>
          <text:p text:style-name="P29">Offert-Project_Category: Połączenie możliwe dzięki polu Offert.category_id. Istnieje by określać kategorię projektu innymi słowami do tego jaka jest docelowa platforma np. Web, Desktop. Dla złożonych projektów istnieje wartość „Mixed”<text:tab/></text:p>
        </text:list-item>
      </text:list>
      <text:p text:style-name="P5"><text:tab/></text:p>
      <text:p text:style-name="P5"/>
      <text:list xml:id="list38794879" text:continue-numbering="true" text:style-name="L5">
        <text:list-item>
          <text:p text:style-name="P29">Users-Chat (2-krotne) : Połączenie klucza podstawowego tabeli User z polami Chat.id_recipent i Chat.id_sender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>3. Tabele</text:p>
      <text:p text:style-name="P10"/>
      <text:p text:style-name="P9"/>
      <text:p text:style-name="P9"/>
      <text:p text:style-name="P25">Tabela Users</text:p>
      <text:p text:style-name="P22"><draw:frame draw:style-name="fr3" draw:name="grafika3" text:anchor-type="paragraph" svg:x="0.898cm" svg:y="0.543cm" svg:width="5.84cm" svg:height="7.586cm" draw:z-index="2"><draw:image xlink:href="Pictures/2000000700001816000021CD44A7DB82.svm" xlink:type="simple" xlink:show="embed" xlink:actuate="onLoad"/></draw:frame></text:p>
      <text:p text:style-name="P20"><draw:frame draw:style-name="fr3" draw:name="grafika4" text:anchor-type="paragraph" svg:x="8.049cm" svg:y="0.706cm" svg:width="8.359cm" svg:height="6.477cm" draw:z-index="15"><draw:image xlink:href="Pictures/2000000700002DFF0000208F03732B5A.svm" xlink:type="simple" xlink:show="embed" xlink:actuate="onLoad"/></draw:frame> <text:s text:c="6"/>Zdjęcie 3. Tabela Users <text:s text:c="23"/>Zdjęcie 4. Polecenia tworzące tabelę Users</text:p>
      <text:p text:style-name="P20"/>
      <text:p text:style-name="P20"/>
      <text:p text:style-name="P20"/>
      <text:p text:style-name="P20"/>
      <text:p text:style-name="P20"/>
      <text:p text:style-name="P23">Tabela Users służy do przechowywania części niezbędnych informacji o użytkownikach portalu. Oto szczegółowy opis jej pól:</text:p>
      <text:p text:style-name="P23"/>
      <text:list xml:id="list5984664437144615410" text:style-name="L6">
        <text:list-item>
          <text:p text:style-name="P32">id (int) : pole klucza podstawowego tabeli</text:p>
        </text:list-item>
        <text:list-item>
          <text:p text:style-name="P32">name (varchar) : imię użytkownika</text:p>
        </text:list-item>
        <text:list-item>
          <text:p text:style-name="P32">surname (varchar) : nazwisko użytkownika </text:p>
        </text:list-item>
        <text:list-item>
          <text:p text:style-name="P32">password (varchar) : hasło konta</text:p>
        </text:list-item>
        <text:list-item>
          <text:p text:style-name="P32">email (varchar) : pole na email</text:p>
        </text:list-item>
        <text:list-item>
          <text:p text:style-name="P32">profile_picture (blob) : przechowuje zdjęcie profilowe</text:p>
        </text:list-item>
        <text:list-item>
          <text:p text:style-name="P32">active (boolean) : zawiera wartość 1 lub 0 (true lub false) i <text:soft-page-break/>służy do określania czy użytkownik zalogował się pierwszy raz na swoje konto, jeżeli tak, zostaje przekierowany do formularza w którym musi uzupełnić swoje dane profilowe. Bo jego wypełnieniu pole active zostaje automatycznie wypełnione wartością 1, co jest indykacją, że wszystkie ważne dane zostały wypełnione i można korzystać z serwisu</text:p>
        </text:list-item>
        <text:list-item>
          <text:p text:style-name="P32">premium (boolean) : zawiera wartość 1 lub 0 (true lub false) i mówi nam, czy użytkownik ma lub nie ma wykupioną wersję premium aplikacji (niedostępne w wersji prezentacyjnej)</text:p>
        </text:list-item>
        <text:list-item>
          <text:p text:style-name="P32">description (text) : swobodny opis profilu użytkownika, gdzie może on napisać o sobie, swoich pasjach itd.</text:p>
        </text:list-item>
      </text:list>
      <text:p text:style-name="P9"/>
      <text:p text:style-name="P9"/>
      <text:p text:style-name="P9"><text:tab/>Tabela na tą chwilę posiada 2 indeksy. Pierwszy z nich <text:tab/>ustawiony na pola email i password przyspiesza logowanie, a <text:tab/>drugi nałozony na id przyspiesza skorelowane z tabelą <text:tab/>zapytania</text:p>
      <text:p text:style-name="P9"/>
      <text:p text:style-name="P9"><text:tab/>Odwołania w relacjach:</text:p>
      <text:list xml:id="list6175523301840655682" text:style-name="L7">
        <text:list-item>
          <text:p text:style-name="P33">Users-&gt;Offert </text:p>
        </text:list-item>
        <text:list-item>
          <text:p text:style-name="P33">Users-&gt; Liked_Offert -&gt;Offert </text:p>
        </text:list-item>
        <text:list-item>
          <text:p text:style-name="P33">Users-&gt; Collaborators_Offert-&gt; Offert </text:p>
        </text:list-item>
        <text:list-item>
          <text:p text:style-name="P33">Users-&gt; Users_Technology-&gt; Technology </text:p>
        </text:list-item>
        <text:list-item>
          <text:p text:style-name="P33">Users-&gt; Users_Media-&gt; Media 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list xml:id="list38787824" text:continue-numbering="true" text:style-name="L7">
        <text:list-header>
          <text:p text:style-name="P33"/>
        </text:list-header>
      </text:list>
      <text:list xml:id="list38782864" text:continue-list="list5984664437144615410" text:style-name="L6">
        <text:list-header>
          <text:p text:style-name="P62">Tabela Offert </text:p>
        </text:list-header>
      </text:list>
      <text:p text:style-name="P9"><draw:frame draw:style-name="fr3" draw:name="grafika5" text:anchor-type="paragraph" svg:x="0.981cm" svg:y="0.594cm" svg:width="5.69cm" svg:height="6.588cm" draw:z-index="3"><draw:image xlink:href="Pictures/200000070000163A000019BD947E6F2E.svm" xlink:type="simple" xlink:show="embed" xlink:actuate="onLoad"/></draw:frame><draw:frame draw:style-name="fr3" draw:name="grafika6" text:anchor-type="paragraph" svg:x="7.625cm" svg:y="3.087cm" svg:width="8.638cm" svg:height="4.03cm" draw:z-index="4"><draw:image xlink:href="Pictures/2000000700002C8D000014922F1D2230.svm" xlink:type="simple" xlink:show="embed" xlink:actuate="onLoad"/></draw:frame></text:p>
      <text:p text:style-name="P20"><text:s text:c="3"/>Zdjęcie 3. Tabela Offert <text:s text:c="29"/>Zdjęcie 4. Polecenia tworzące tabelę Offert</text:p>
      <text:p text:style-name="P20"/>
      <text:p text:style-name="P20"/>
      <text:p text:style-name="P20"/>
      <text:p text:style-name="P20"/>
      <text:p text:style-name="P23">Tabela Offert służy do przechowywania części niezbędnych informacji o ofercie czyli inaczej projekcie, zamieszczonym w aplikacji celem znalezienia do niego współpracowników. Oto szczegółowy opis jej pól:</text:p>
      <text:p text:style-name="P23"/>
      <text:list xml:id="list8605465801390810835" text:style-name="L8">
        <text:list-item>
          <text:p text:style-name="P34">id (int) : Pole klucza podstawowego</text:p>
        </text:list-item>
        <text:list-item>
          <text:p text:style-name="P34">category_id (int) : Pole klucza obcego odwołującego się do Project_category.id niezbędny do określanie kategorii (platformy docelowej) projektu</text:p>
        </text:list-item>
        <text:list-item>
          <text:p text:style-name="P34">owner_id (int) : <text:s/>Pole klucza obcego odwołującego się do Users.id służy do określenia właściciela oferty, czyli użytkownika zamieszczającego ogłoszenie</text:p>
        </text:list-item>
        <text:list-item>
          <text:p text:style-name="P34">name (varchar) : Przedstawia nazwę projektu</text:p>
        </text:list-item>
        <text:list-item>
          <text:p text:style-name="P34">description (text) : Pełny opis ogłoszenia</text:p>
        </text:list-item>
        <text:list-item>
          <text:p text:style-name="P34">picture (blob) : Opcjonalne zdjęcie</text:p>
        </text:list-item>
      </text:list>
      <text:p text:style-name="P9"/>
      <text:p text:style-name="P9"><text:soft-page-break/></text:p>
      <text:p text:style-name="P9"/>
      <text:p text:style-name="P9"/>
      <text:p text:style-name="P9"><text:tab/>Odwołania w relacjach:</text:p>
      <text:list xml:id="list38767388" text:continue-list="list38787824" text:style-name="L7">
        <text:list-item>
          <text:p text:style-name="P33">Users-&gt;Offert </text:p>
        </text:list-item>
        <text:list-item>
          <text:p text:style-name="P33">Users-&gt; Liked_Offert -&gt;Offert </text:p>
        </text:list-item>
        <text:list-item>
          <text:p text:style-name="P33">Users-&gt; Collaborators_Offert-&gt; Offert </text:p>
        </text:list-item>
        <text:list-item>
          <text:p text:style-name="P33">Offert-&gt; Offert_Technology-&gt; Technology</text:p>
        </text:list-item>
        <text:list-item>
          <text:p text:style-name="P33">Offert-&gt; Project_Category</text:p>
          <text:p text:style-name="P33"/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text:tab/>Tabela Media</text:p>
      <text:p text:style-name="P9"><draw:frame draw:style-name="fr3" draw:name="grafika7" text:anchor-type="paragraph" svg:x="1.154cm" svg:y="1.035cm" svg:width="5.741cm" svg:height="3.521cm" draw:z-index="5"><draw:image xlink:href="Pictures/200000070000166E00000DC05ECDB05F.svm" xlink:type="simple" xlink:show="embed" xlink:actuate="onLoad"/></draw:frame></text:p>
      <text:p text:style-name="P9"><draw:frame draw:style-name="fr3" draw:name="grafika8" text:anchor-type="paragraph" svg:x="7.936cm" svg:y="1.471cm" svg:width="7.997cm" svg:height="2.231cm" draw:z-index="6"><draw:image xlink:href="Pictures/2000000700002E9E00000E5FF2D53E12.svm" xlink:type="simple" xlink:show="embed" xlink:actuate="onLoad"/></draw:frame><text:tab/></text:p>
      <text:p text:style-name="P9"><text:tab/><text:span text:style-name="T7">Z</text:span><text:span text:style-name="T6">djęcie 5. Tabela Media <text:s text:c="25"/>Zdjęcie 6. Polecenia tworzące tabelę Media</text:span></text:p>
      <text:p text:style-name="P12"/>
      <text:p text:style-name="P12"/>
      <text:p text:style-name="P9"/>
      <text:p text:style-name="P23">Tabela Media służy do przechowywania nazw dostępnych portali społecznościowych, na których użytkownik aplikacji może prowadzić dodatkową działalność (np. swoja strona portfolio, Github). Wartości wpisane w tej tabeli nigdy nie ulegają zmianie, jedyne do czego używana jest ta tabela to skorelowanie linku z odpowiednią stroną dla przykładu „htttps://github.com” → Github. Zapobiega pewnej dowolności wstawiania takich odnośników. Oto jej pola:</text:p>
      <text:p text:style-name="P23"/>
      <text:list xml:id="list3670045727029372938" text:style-name="L9">
        <text:list-item>
          <text:p text:style-name="P35">id (int) : Pole klucza podstawowego</text:p>
        </text:list-item>
        <text:list-item>
          <text:p text:style-name="P35">name (varchar) : nazwa portalu (np. Linkedln, Github itp.)</text:p>
        </text:list-item>
      </text:list>
      <text:p text:style-name="P9"/>
      <text:p text:style-name="P9"><text:tab/>Tabela posiada jeden indeks nałożony na jej klucz <text:tab/>podstawowy. Przyspiesza to zapytania typu select mające na <text:tab/>celu wybór wszystkich szczegółowych informacji o danym <text:tab/>użytkowniku</text:p>
      <text:p text:style-name="P9"/>
      <text:p text:style-name="P9"/>
      <text:p text:style-name="P9"><text:tab/>Odwołania w relacjach:</text:p>
      <text:list xml:id="list38788777" text:continue-list="list38767388" text:style-name="L7">
        <text:list-item>
          <text:p text:style-name="P33">Users-&gt; Users_Media-&gt; Media </text:p>
        </text:list-item>
      </text:list>
      <text:p text:style-name="P9"><text:soft-page-break/></text:p>
      <text:p text:style-name="P9"/>
      <text:p text:style-name="P9"><text:tab/>Tabela Technology</text:p>
      <text:p text:style-name="P9"><draw:frame draw:style-name="fr3" draw:name="grafika9" text:anchor-type="paragraph" svg:x="1.088cm" svg:y="1.476cm" svg:width="5.479cm" svg:height="3.785cm" draw:z-index="7"><draw:image xlink:href="Pictures/200000070000156600000EC9BB8B1CBD.svm" xlink:type="simple" xlink:show="embed" xlink:actuate="onLoad"/></draw:frame><text:tab/></text:p>
      <text:p text:style-name="P9"><text:tab/></text:p>
      <text:p text:style-name="P9"><draw:frame draw:style-name="fr3" draw:name="grafika10" text:anchor-type="paragraph" svg:x="6.909cm" svg:y="0.245cm" svg:width="9.133cm" svg:height="3.313cm" draw:z-index="8"><draw:image xlink:href="Pictures/2000000700002D2B000010061FE7ABB1.svm" xlink:type="simple" xlink:show="embed" xlink:actuate="onLoad"/></draw:frame><text:span text:style-name="T7"><text:tab/>Z</text:span><text:span text:style-name="T6">djęcie 7. Tabela Technology <text:s text:c="13"/>Zdjęcie 8. Polecenia tworzące tabelę Technology</text:span></text:p>
      <text:p text:style-name="P12"/>
      <text:p text:style-name="P12"/>
      <text:p text:style-name="P12"/>
      <text:p text:style-name="P12"/>
      <text:p text:style-name="P9"><text:span text:style-name="T5"><text:tab/>T</text:span>abela Technology zawiera niezmienialne informację o <text:tab/>wszystkich dostępnych do wymieniania na stronie technologii <text:tab/>programistycznych. Tabela dzięki odpowiednim relacjom służy <text:tab/>do przedstawiania w jakich technologiach dany projekt ma być <text:tab/>skonstruowany oraz jakie technologie zna użytkownik portalu. <text:tab/>Dzięki korzystaniu z jednej finalnej tabeli możliwym jest filtracja <text:tab/>pokazywania się proponowanych ofert w oparciu o <text:tab/>umiejętności użytkownika. Jej pola to:</text:p>
      <text:p text:style-name="P9"/>
      <text:list xml:id="list2030663011379769779" text:style-name="L10">
        <text:list-item>
          <text:p text:style-name="P36">id (int) : Pole klucza podstawowego</text:p>
        </text:list-item>
        <text:list-item>
          <text:p text:style-name="P36">name (varchar) : Nazwa technologii</text:p>
        </text:list-item>
        <text:list-item>
          <text:p text:style-name="P36">color (varchar) : Kolor do malowania miejsc gdzie pojawia się dana technologia. Jest zawsze związany z kolorystyką danego loga języka i zapisany w formacie szesnastkowym z „#” na początku</text:p>
        </text:list-item>
      </text:list>
      <text:p text:style-name="P9"/>
      <text:p text:style-name="P9"><text:tab/>Odwołania w relacjach:</text:p>
      <text:list xml:id="list6362995941360208425" text:style-name="L11">
        <text:list-item>
          <text:p text:style-name="P37">Users-&gt; Users_Technology-&gt; Technology</text:p>
        </text:list-item>
        <text:list-item>
          <text:p text:style-name="P37">Offert-&gt; Offert_Technology-&gt; Technology</text:p>
        </text:list-item>
      </text:list>
      <text:p text:style-name="P9"><text:soft-page-break/></text:p>
      <text:p text:style-name="P9"/>
      <text:p text:style-name="P9"><text:tab/>Tabela posiada jeden indeks nałożony na jej klucz <text:tab/>podstawowy. Przyspiesza to zapytania typu select mające na <text:tab/>celu wybór wszystkich szczegółowych informacji o danym <text:tab/>użytkowniku lub oferci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text:tab/>Tabela Project_category</text:p>
      <text:p text:style-name="P9"/>
      <text:p text:style-name="P9"><draw:frame draw:style-name="fr3" draw:name="grafika11" text:anchor-type="paragraph" svg:x="0.938cm" svg:y="0.351cm" svg:width="5.953cm" svg:height="4.262cm" draw:z-index="9"><draw:image xlink:href="Pictures/2000000700001742000010A51EA37D2E.svm" xlink:type="simple" xlink:show="embed" xlink:actuate="onLoad"/></draw:frame><draw:frame draw:style-name="fr3" draw:name="grafika12" text:anchor-type="paragraph" svg:x="7.311cm" svg:y="1.235cm" svg:width="9.257cm" svg:height="3.267cm" draw:z-index="10"><draw:image xlink:href="Pictures/2000000700002CC100000F9C9890DAB3.svm" xlink:type="simple" xlink:show="embed" xlink:actuate="onLoad"/></draw:frame></text:p>
      <text:p text:style-name="P9"><text:span text:style-name="T7"><text:s text:c="11"/>Z</text:span><text:span text:style-name="T6">djęcie 9. Tabela Project_category <text:s text:c="5"/>Zdjęcie 10. Polecenia tworzące tabelę <text:s/>Project_category</text:span></text:p>
      <text:p text:style-name="P12"/>
      <text:p text:style-name="P9"/>
      <text:p text:style-name="P9"><text:tab/><text:span text:style-name="T5">T</text:span>abela Technology zawiera niezmienialne informację o <text:tab/>wszystkich dostępnych do wybrania kategorii ogłoszenia, <text:tab/>czyli mówiąc inaczej platform docelowych takich jak np. <text:tab/>internet, aplikacja okienkowa itp. Oto jej pola:</text:p>
      <text:p text:style-name="P9"/>
      <text:list xml:id="list2419501468858326992" text:style-name="L12">
        <text:list-item>
          <text:p text:style-name="P38">id (int) : Pole klucza podstawowego</text:p>
        </text:list-item>
        <text:list-item>
          <text:p text:style-name="P38">name (varchar) : Nazwa kategorii</text:p>
        </text:list-item>
        <text:list-item>
          <text:p text:style-name="P38">color (varchar) : kolor stylistyczny</text:p>
        </text:list-item>
      </text:list>
      <text:p text:style-name="P9"/>
      <text:p text:style-name="P9"><text:tab/>Tabela posiada jeden indeks nałożony na jej klucz <text:tab/>podstawowy. Przyspiesza to zapytania typu select mające na <text:tab/>celu wybór wszystkich szczegółowych informacji o konkretnej <text:tab/>ofercie</text:p>
      <text:p text:style-name="P9"/>
      <text:p text:style-name="P9"><text:tab/>Odwołania w relacjach:</text:p>
      <text:list xml:id="list1028900949279945680" text:style-name="L13">
        <text:list-item>
          <text:p text:style-name="P39">Offert-&gt;Project_Category</text:p>
        </text:list-item>
      </text:list>
      <text:p text:style-name="P9"/>
      <text:p text:style-name="P9"/>
      <text:p text:style-name="P9"/>
      <text:p text:style-name="P9"><text:soft-page-break/></text:p>
      <text:p text:style-name="P9"><text:tab/></text:p>
      <text:p text:style-name="P9"><text:tab/>Tabela liked_Offert</text:p>
      <text:p text:style-name="P9"/>
      <text:p text:style-name="P9"><draw:frame draw:style-name="fr3" draw:name="grafika14" text:anchor-type="paragraph" svg:x="8.354cm" svg:y="1.169cm" svg:width="7.437cm" svg:height="2.619cm" draw:z-index="12"><draw:image xlink:href="Pictures/2000000700001D0C00000A3C5AA00766.svm" xlink:type="simple" xlink:show="embed" xlink:actuate="onLoad"/></draw:frame><draw:frame draw:style-name="fr3" draw:name="grafika13" text:anchor-type="paragraph" svg:x="1.293cm" svg:y="0.265cm" svg:width="5.637cm" svg:height="3.574cm" draw:z-index="11"><draw:image xlink:href="Pictures/200000070000160500000DF5D2EA06D7.svm" xlink:type="simple" xlink:show="embed" xlink:actuate="onLoad"/></draw:frame><text:span text:style-name="T7"> <text:s text:c="14"/>Z</text:span><text:span text:style-name="T6">djęcie 11. Tabela liked_Offert <text:s text:c="14"/>Zdjęcie 12. Polecenia tworzące tabelę <text:s/>liked_Offert</text:span></text:p>
      <text:p text:style-name="P12"/>
      <text:p text:style-name="P12"/>
      <text:p text:style-name="P12"/>
      <text:p text:style-name="P9"><text:span text:style-name="T6"><text:tab/></text:span><text:span text:style-name="T5">T</text:span>abela liked_Offert przechowuje tymczasowe dane o <text:tab/>polubieniach ofert przez użytkowników i polubieniach <text:tab/>użytkowników przez właścicieli ogłoszeń. To właśnie tu <text:tab/>zachodzi cały system „match”. Odpowiednia procedura do <text:tab/>wstawiania rekordów w tą tabelę kontroluje, czy zachodzi <text:s/><text:tab/>takie obustronne polubienie. Jeśli tak, zostaje wysłana <text:tab/>automatyczna wiadomość do jednego z zainteresowanych, <text:tab/>dzięki czemu można utworzyć na tej podstawie czat pomiędzy <text:tab/>nimi. Po takiej akceptacji 2 odpowiednie rekordy są kasowane <text:tab/>z tabeli. W przeciwnym razie nic oprócz wstawienia <text:tab/>odpowiedniego rekordu się nie dzieje. Oto pola tabeli:</text:p>
      <text:p text:style-name="P9"/>
      <text:list xml:id="list6460839602795857217" text:style-name="L14">
        <text:list-item>
          <text:p text:style-name="P40">id_user (int) : jest to zawsze id użytkownika, który nie jest właścicielem projektu (jeśli to właściciel przegląda potencjalnych współpracowników, to wstawiane są ich id, nie jego) a jest zainteresowany współpracą</text:p>
        </text:list-item>
        <text:list-item>
          <text:p text:style-name="P40">id_offert (int) : id polubionej oferty</text:p>
        </text:list-item>
      </text:list>
      <text:p text:style-name="P9"/>
      <text:p text:style-name="P9"><text:tab/>Odwołania w relacjach:</text:p>
      <text:list xml:id="list8404505465729267993" text:style-name="L15">
        <text:list-item>
          <text:p text:style-name="P41">Users-&gt; liked_offert-&gt; Offert</text:p>
        </text:list-item>
      </text:list>
      <text:p text:style-name="P9"><text:tab/></text:p>
      <text:p text:style-name="P9"><text:soft-page-break/></text:p>
      <text:p text:style-name="P9"/>
      <text:p text:style-name="P9"/>
      <text:p text:style-name="P9"><text:tab/>Tabela Chat</text:p>
      <text:p text:style-name="P3"><draw:frame draw:style-name="fr3" draw:name="grafika16" text:anchor-type="paragraph" svg:x="8.202cm" svg:y="1.981cm" svg:width="8.348cm" svg:height="3.598cm" draw:z-index="14"><draw:image xlink:href="Pictures/200000070000332A000014FC725ED560.svm" xlink:type="simple" xlink:show="embed" xlink:actuate="onLoad"/></draw:frame><draw:frame draw:style-name="fr3" draw:name="grafika15" text:anchor-type="paragraph" svg:x="1.15cm" svg:y="0.529cm" svg:width="6.588cm" svg:height="5.479cm" draw:z-index="13"><draw:image xlink:href="Pictures/20000007000019BD0000156645E799EA.svm" xlink:type="simple" xlink:show="embed" xlink:actuate="onLoad"/></draw:frame></text:p>
      <text:p text:style-name="P9"><text:span text:style-name="T7"><text:tab/><text:tab/>Z</text:span><text:span text:style-name="T6">djęcie 13. Tabela Chat <text:s text:c="21"/>Zdjęcie 14. Polecenia tworzące tabelę <text:s/>Chat</text:span></text:p>
      <text:p text:style-name="P9"/>
      <text:p text:style-name="P9"/>
      <text:p text:style-name="P9"><text:tab/><text:span text:style-name="T5">T</text:span>abela Chat jak sama nazwa wskazuje przechowuje wszystkie <text:tab/>wysłane wiadomości w serwisie. Na jej podstawie można <text:tab/>odtworzyć całą historię czatów dowolnego użytkownika. Oto jej <text:tab/>pola:</text:p>
      <text:p text:style-name="P9"/>
      <text:list xml:id="list6298009471847882377" text:style-name="L16">
        <text:list-item>
          <text:p text:style-name="P42">id (int) : Pole klucza podstawowego</text:p>
        </text:list-item>
        <text:list-item>
          <text:p text:style-name="P42">id_recipent (int) : Id użytkownika otrzymującego wiadomość</text:p>
        </text:list-item>
        <text:list-item>
          <text:p text:style-name="P42">id_sender (int) : Id użytkownika wysyłającego wiadomość</text:p>
        </text:list-item>
        <text:list-item>
          <text:p text:style-name="P42">message (varchar) : treść wiadomości z ograniczeniem do 255 znaków naraz</text:p>
        </text:list-item>
        <text:list-item>
          <text:p text:style-name="P42">time_sended (datetime) : dokładna data wysłania wiadomości z „czułością” do sekundy. To pole jest autouzupełniane przez dopowiednią procedure funkcją now(). Na podstawie wartości określa się kolejność wysyłania</text:p>
        </text:list-item>
      </text:list>
      <text:p text:style-name="P9"/>
      <text:p text:style-name="P9"><text:soft-page-break/><text:tab/><text:tab/></text:p>
      <text:p text:style-name="P9"><text:tab/><text:tab/>Tabela ma założony jeden indeks na dwa jej pola <text:tab/><text:tab/><text:tab/><text:tab/>(id_recipent, id_sender), który znacznie przyspiesza </text:p>
      <text:p text:style-name="P9"><text:tab/><text:tab/>wygenerowanie historii czatów użytkownika</text:p>
      <text:p text:style-name="P9"/>
      <text:p text:style-name="P9"/>
      <text:p text:style-name="P9"><text:tab/><text:tab/>Odwołania w relacjach:</text:p>
      <text:list xml:id="list4384706328367325937" text:style-name="L17">
        <text:list-item>
          <text:p text:style-name="P43">Chat-&gt;Users (2-krotne)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<text:tab/>Tabela collaborators_offert</text:p>
      <text:p text:style-name="P9"/>
      <text:p text:style-name="P9"><draw:frame draw:style-name="fr3" draw:name="grafika18" text:anchor-type="paragraph" svg:x="7.207cm" svg:y="1.058cm" svg:width="9.289cm" svg:height="3.097cm" draw:z-index="17"><draw:image xlink:href="Pictures/200000070000244800000C19AB0F7BCA.svm" xlink:type="simple" xlink:show="embed" xlink:actuate="onLoad"/></draw:frame></text:p>
      <text:p text:style-name="P9"><draw:frame draw:style-name="fr3" draw:name="grafika17" text:anchor-type="paragraph" svg:x="0.266cm" svg:y="0.796cm" svg:width="5.002cm" svg:height="2.725cm" draw:z-index="16"><draw:image xlink:href="Pictures/200000070000138A00000AA6B688B3C7.svm" xlink:type="simple" xlink:show="embed" xlink:actuate="onLoad"/></draw:frame><text:span text:style-name="T7"> <text:s text:c="3"/>Z</text:span><text:span text:style-name="T6">djęcie 15. Tabela collaborators_Offert <text:s text:c="2"/>Zdjęcie 16. Polecenia tworzące tabelę <text:s/>collaborators_offert</text:span></text:p>
      <text:p text:style-name="P12"/>
      <text:p text:style-name="P12"/>
      <text:p text:style-name="P12"/>
      <text:p text:style-name="P9"><text:tab/><text:span text:style-name="T5">T</text:span>abela colllaborators_offert jest tabelą pośrednią, służącą do <text:tab/>przechowywania informacji o współpracownikach pracujących <text:tab/>razem nad jednym projektem. W tabeli nie znajdują się <text:tab/>informacje o właścicielach ofert. Jej pola to:</text:p>
      <text:p text:style-name="P9"/>
      <text:list xml:id="list4582586142770185382" text:style-name="L18">
        <text:list-item>
          <text:p text:style-name="P44">id_user (int) : id współpracownika</text:p>
        </text:list-item>
        <text:list-item>
          <text:p text:style-name="P44">id_offert (int) : id projektu</text:p>
        </text:list-item>
      </text:list>
      <text:p text:style-name="P9"/>
      <text:p text:style-name="P9"/>
      <text:p text:style-name="P9"/>
      <text:p text:style-name="P9"/>
      <text:p text:style-name="P9"/>
      <text:p text:style-name="P9"><text:tab/>Odwołania w relacjach:</text:p>
      <text:list xml:id="list8976797232495390424" text:style-name="L19">
        <text:list-item>
          <text:p text:style-name="P45">Users-&gt;collaborators_offert-&gt; Offert</text:p>
        </text:list-item>
      </text:list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<text:tab/></text:p>
      <text:p text:style-name="P9"><text:tab/>Tabela Offert_technology</text:p>
      <text:p text:style-name="P9"><draw:frame draw:style-name="fr3" draw:name="grafika20" text:anchor-type="paragraph" svg:x="8.05cm" svg:y="1.281cm" svg:width="8.177cm" svg:height="2.619cm" draw:z-index="19"><draw:image xlink:href="Pictures/2000000700001FF100000A3C453C5DF9.svm" xlink:type="simple" xlink:show="embed" xlink:actuate="onLoad"/></draw:frame><draw:frame draw:style-name="fr3" draw:name="grafika19" text:anchor-type="paragraph" svg:x="1.274cm" svg:y="0.93cm" svg:width="5.106cm" svg:height="3.097cm" draw:z-index="18"><draw:image xlink:href="Pictures/20000007000013F300000C198A8745B6.svm" xlink:type="simple" xlink:show="embed" xlink:actuate="onLoad"/></draw:frame></text:p>
      <text:p text:style-name="P9"><text:span text:style-name="T7"><text:s text:c="2"/>Z</text:span><text:span text:style-name="T6">djęcie 17. Tabela Offert_technology <text:s text:c="11"/>Zdjęcie 18. Polecenia tworzące tabelę Offert_technology</text:span></text:p>
      <text:p text:style-name="P12"/>
      <text:p text:style-name="P12"/>
      <text:p text:style-name="P12"><text:tab/></text:p>
      <text:p text:style-name="P12"/>
      <text:p text:style-name="P12"/>
      <text:p text:style-name="P9"><text:span text:style-name="T6"><text:tab/></text:span>Tabela Offert_technology to tabela pośrednia za pomocą której <text:tab/>odczytywane są technologie wykorzystywane w danym <text:tab/>projekcie. Jej pola to odpowiednio:</text:p>
      <text:p text:style-name="P9"/>
      <text:list xml:id="list441106918006790836" text:style-name="L20">
        <text:list-item>
          <text:p text:style-name="P46">id_technology (int) : id technologii (języka programowania)</text:p>
        </text:list-item>
        <text:list-item>
          <text:p text:style-name="P46">id_offert (int) : id oferty</text:p>
        </text:list-item>
      </text:list>
      <text:p text:style-name="P9"/>
      <text:p text:style-name="P9"/>
      <text:p text:style-name="P9"><text:tab/></text:p>
      <text:p text:style-name="P9"><text:tab/>Odwołania w relacjach:</text:p>
      <text:list xml:id="list2129236941924605312" text:style-name="L21">
        <text:list-item>
          <text:p text:style-name="P47">Offert-&gt; Offert_Technology-&gt; Technology</text:p>
        </text:list-item>
      </text:list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text:tab/></text:p>
      <text:p text:style-name="P9"><text:tab/>Tabela Users_technology</text:p>
      <text:p text:style-name="P9"/>
      <text:p text:style-name="P9"><draw:frame draw:style-name="fr3" draw:name="grafika22" text:anchor-type="paragraph" svg:x="7.781cm" svg:y="0cm" svg:width="7.966cm" svg:height="2.566cm" draw:z-index="21"><draw:image xlink:href="Pictures/2000000700001F1D00000A0741C7833E.svm" xlink:type="simple" xlink:show="embed" xlink:actuate="onLoad"/></draw:frame><draw:frame draw:style-name="fr3" draw:name="grafika21" text:anchor-type="paragraph" svg:x="0.519cm" svg:y="-0.004cm" svg:width="4.897cm" svg:height="2.778cm" draw:z-index="20"><draw:image xlink:href="Pictures/200000070000132000000ADB3D257584.svm" xlink:type="simple" xlink:show="embed" xlink:actuate="onLoad"/></draw:frame><text:span text:style-name="T7"> <text:s/>Z</text:span><text:span text:style-name="T6">djęcie 19. Tabela Users_technology <text:s text:c="11"/>Zdjęcie 20. Polecenia tworzące tabelę Users_technology</text:span></text:p>
      <text:p text:style-name="P12"/>
      <text:p text:style-name="P12"/>
      <text:p text:style-name="P12"><text:tab/></text:p>
      <text:p text:style-name="P12"/>
      <text:p text:style-name="P12"/>
      <text:p text:style-name="P9"><text:span text:style-name="T6"><text:tab/></text:span>Tabela Users_technology to tabela pośrednia za pomocą <text:tab/>której odczytywane są języki programowania poznane przez <text:tab/>danego użytkownika. Jej pola to:</text:p>
      <text:p text:style-name="P9"/>
      <text:list xml:id="list38771257" text:continue-list="list441106918006790836" text:style-name="L20">
        <text:list-item>
          <text:p text:style-name="P46">id_technology (int) : id technologii (języka programowania)</text:p>
        </text:list-item>
        <text:list-item>
          <text:p text:style-name="P46">id_user (int) : id użytkownika</text:p>
        </text:list-item>
      </text:list>
      <text:p text:style-name="P9"/>
      <text:p text:style-name="P9"/>
      <text:p text:style-name="P9"><text:tab/></text:p>
      <text:p text:style-name="P9"><text:tab/>Odwołania w relacjach:</text:p>
      <text:list xml:id="list3543211650332573188" text:style-name="L22">
        <text:list-item>
          <text:p text:style-name="P48">Offert-&gt; Offert_Technology-&gt; Technology</text:p>
        </text:list-item>
      </text:list>
      <text:p text:style-name="P9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text:tab/>Tabela Users_Media</text:p>
      <text:p text:style-name="P9"><draw:frame draw:style-name="fr3" draw:name="grafika24" text:anchor-type="paragraph" svg:x="8.308cm" svg:y="0.84cm" svg:width="7.223cm" svg:height="3.521cm" draw:z-index="23"><draw:image xlink:href="Pictures/2000000700001C3800000DC049B138E0.svm" xlink:type="simple" xlink:show="embed" xlink:actuate="onLoad"/></draw:frame></text:p>
      <text:p text:style-name="P9"><draw:frame draw:style-name="fr3" draw:name="grafika23" text:anchor-type="paragraph" svg:x="1.004cm" svg:y="0.069cm" svg:width="5.159cm" svg:height="3.574cm" draw:z-index="22"><draw:image xlink:href="Pictures/200000070000142800000DF5A9F52A0A.svm" xlink:type="simple" xlink:show="embed" xlink:actuate="onLoad"/></draw:frame><text:span text:style-name="T7"> <text:s text:c="9"/>Z</text:span><text:span text:style-name="T6">djęcie 21. Tabela Users_Media <text:s text:c="15"/>Zdjęcie 22. Polecenia tworzące tabelę Users_Media</text:span></text:p>
      <text:p text:style-name="P12"/>
      <text:p text:style-name="P12"/>
      <text:p text:style-name="P12"/>
      <text:p text:style-name="P9"><text:tab/>Tabela Users_Media to tabela pośrednia przechowująca <text:tab/>informację o linkach użytkownika do poszczególnych portali <text:tab/>społecznościowych np. Facebook. Te dane są widoczne na <text:tab/>profilu. Oto pola tej tabeli:</text:p>
      <text:p text:style-name="P9"/>
      <text:list xml:id="list1857534102685467386" text:style-name="L23">
        <text:list-item>
          <text:p text:style-name="P49">id_user (int) : id użytkownika </text:p>
        </text:list-item>
        <text:list-item>
          <text:p text:style-name="P49">id_media (int) : id portalu społecznościowego</text:p>
        </text:list-item>
        <text:list-item>
          <text:p text:style-name="P49">link (varchar) : bezpośredni link</text:p>
        </text:list-item>
      </text:list>
      <text:p text:style-name="P9"/>
      <text:p text:style-name="P9"><text:tab/></text:p>
      <text:p text:style-name="P9"/>
      <text:p text:style-name="P9"/>
      <text:p text:style-name="P9"><text:tab/>Odwołania w relacjach:</text:p>
      <text:list xml:id="list8072999807076118310" text:style-name="L24">
        <text:list-item>
          <text:p text:style-name="P50">Users-&gt; Users_Media-&gt; Media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<text:soft-page-break/></text:p>
      <text:p text:style-name="P6"/>
      <text:p text:style-name="P6">4.Procedury</text:p>
      <text:p text:style-name="P6"/>
      <text:p text:style-name="P6"/>
      <text:p text:style-name="P11"><text:tab/><text:span text:style-name="T8">Procedury są nazwanym blokiem kodu w SQL, który można używać wiele razy, podając tylko ich nazwy oraz odpowiednie parametry. W przeciwieństwie do funkcji, nie muszą zwracać żadnego wyniku. W tej bazie danych, są one głównie używane do ułatwiania wstawiania danych ze strony backendu. Zapewniają bezpieczeństwo danych oraz gwarantują ich spójność, a czasem zawierają dodatkową logikę. Na tą chwilę w bazie Collaborate istnieje 7 odmiennych procedur. W przyszłości może powstać ich więcej. Ciągi poleceń w każdej procedurze są dodatkowo opięte transakcjami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9"><text:tab/></text:p>
      <text:p text:style-name="P9"><text:tab/>Procedura login_user</text:p>
      <text:p text:style-name="P9"/>
      <text:p text:style-name="P9"/>
      <text:p text:style-name="P9"><draw:frame draw:style-name="fr3" draw:name="grafika25" text:anchor-type="paragraph" svg:x="1.39cm" svg:y="0.579cm" svg:width="14.698cm" svg:height="5.029cm" draw:z-index="24"><draw:image xlink:href="Pictures/200000070000629A00002251501A8E6A.svm" xlink:type="simple" xlink:show="embed" xlink:actuate="onLoad"/></draw:frame></text:p>
      <text:p text:style-name="P12"><text:tab/><text:tab/><text:tab/>Zdjęcie 23. Polecenia tworzące procedurę login_user</text:p>
      <text:p text:style-name="P12"/>
      <text:p text:style-name="P12"/>
      <text:p text:style-name="P12"/>
      <text:p text:style-name="P12"/>
      <text:p text:style-name="P9"><text:tab/>Prosty kod mający na celu sprawdzenie, czy użytkownik o <text:tab/>podanym haśle i emailu istnieje w bazie danych. Jeżeli tak, <text:tab/>jego id zostaje wyciągnięte Selectem i zapisane w sesji PHP. <text:tab/>Ustawiono tutaj jeden z najniższych poziomów transakcji bo <text:tab/>nie zachodzi potrzeba większego bezpieczeństwa zapytań</text:p>
      <text:p text:style-name="P9"/>
      <text:p text:style-name="P9"/>
      <text:p text:style-name="P9"/>
      <text:p text:style-name="P9"><text:tab/>Parametry:</text:p>
      <text:list xml:id="list9107490223349298144" text:style-name="L25">
        <text:list-item>
          <text:p text:style-name="P51">email1 (varchar) : Wpisany w formularz email</text:p>
        </text:list-item>
        <text:list-item>
          <text:p text:style-name="P51">password1 (varchar) : Wpisane w formularz hasło</text:p>
        </text:list-item>
      </text:list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><text:tab/>Procedura insert_new_user</text:p>
      <text:p text:style-name="P9"/>
      <text:p text:style-name="P9"/>
      <text:p text:style-name="P12"><draw:frame draw:style-name="fr2" draw:name="grafika26" text:anchor-type="paragraph" svg:width="15.139cm" svg:height="4.284cm" draw:z-index="25"><draw:image xlink:href="Pictures/200000070000679000001D26DC9C94C4.svm" xlink:type="simple" xlink:show="embed" xlink:actuate="onLoad"/></draw:frame><text:tab/><text:tab/><text:tab/>Zdjęcie 24. Polecenia tworzące procedurę insert_new_user</text:p>
      <text:p text:style-name="P12"/>
      <text:p text:style-name="P12"/>
      <text:p text:style-name="P12"/>
      <text:p text:style-name="P9"><text:span text:style-name="T6"><text:tab/></text:span>Procedura insert_new_user jest jedną z 2 podstawowych <text:tab/>funkcji wstawiających dane o użytkowniku. W tym przypadku, <text:tab/>są to absolutnie niezbędne informacje, wymagane aby wejść <text:tab/>do aplikacji. Są one podawane przy formularzu rejestracji. Dla <text:tab/>bezpieczeństwa, jest tutaj zastosowany najwyższy poziom <text:tab/>izolacji transakcji żeby zagwarantować poprawne dodawanie <text:tab/>auto inkrementującego się id użytkownika</text:p>
      <text:p text:style-name="P9"/>
      <text:p text:style-name="P9"/>
      <text:p text:style-name="P9"><text:tab/>Parametry:</text:p>
      <text:list xml:id="list38785814" text:continue-numbering="true" text:style-name="L25">
        <text:list-item>
          <text:p text:style-name="P51">email1 (varchar) : Email nowego użytkownika </text:p>
        </text:list-item>
        <text:list-item>
          <text:p text:style-name="P51">name1 (varchar) : imię użytkownika </text:p>
        </text:list-item>
        <text:list-item>
          <text:p text:style-name="P51">surname1 (varchar) : nazwisko użytkownika</text:p>
        </text:list-item>
        <text:list-item>
          <text:p text:style-name="P51">password1 (varchar) : hasło nowego użytkownika </text:p>
        </text:list-item>
      </text:list>
      <text:p text:style-name="P9"/>
      <text:p text:style-name="P9"><text:soft-page-break/></text:p>
      <text:p text:style-name="P9"/>
      <text:p text:style-name="P9"/>
      <text:p text:style-name="P9"><draw:frame draw:style-name="fr3" draw:name="grafika27" text:anchor-type="paragraph" svg:x="1.438cm" svg:y="1.058cm" svg:width="14.125cm" svg:height="9.387cm" draw:z-index="26"><draw:image xlink:href="Pictures/2000000700005158000034D142A799A4.svm" xlink:type="simple" xlink:show="embed" xlink:actuate="onLoad"/></draw:frame><text:tab/>Procedura insert_further_user_data</text:p>
      <text:p text:style-name="P12"><text:tab/><text:tab/>Zdjęcie 25. Część poleceń tworzących procedurę insert_further_user_data</text:p>
      <text:p text:style-name="P12"/>
      <text:p text:style-name="P12"/>
      <text:p text:style-name="P12"/>
      <text:p text:style-name="P9"><text:span text:style-name="T6"><text:tab/></text:span>insert_further_user_data jest jedną z najbardzej <text:tab/>skomplikowanych procedur bazy. Odpowiada za wstawianie <text:tab/>bardziej szczegółowych, opcjonalnych dla użytkowania <text:tab/>aplikacji danych użytkownika. Wstawiają się tutaj takie dane <text:tab/>jak : opis konta, zdjęcie profilowe, poznane technologie, linki <text:tab/>do kont społecznościowych. Oprócz tego, jest tutaj możliwość <text:tab/>zmiany swojego hasła jak i emaila. insert_further_user_data <text:tab/>wstawia dane nie tylko do tabeli users, ale też do <text:tab/>skorelowanych z nią tabel wiele do wielu, dzięki czemu nie <text:tab/>istnieje ryzyko niespójności danych</text:p>
      <text:p text:style-name="P9"/>
      <text:p text:style-name="P9"/>
      <text:p text:style-name="P9"><text:tab/>Parametry:</text:p>
      <text:list xml:id="list8243630927742776490" text:style-name="L26">
        <text:list-item>
          <text:p text:style-name="P52"><text:soft-page-break/>id_user_inserting (int) : id obecne zalogowanego w sesji użytkownika</text:p>
          <text:p text:style-name="P52"/>
        </text:list-item>
        <text:list-item>
          <text:p text:style-name="P52">description1 (text) : opis konta, gdy wstawi się tutaj wartość NULL, procedura zrozumie, że nic w nim nie zmieniono</text:p>
          <text:p text:style-name="P52"/>
        </text:list-item>
      </text:list>
      <text:list xml:id="list38763630" text:continue-list="list38785814" text:style-name="L25">
        <text:list-item>
          <text:p text:style-name="P51">email_changed (varchar) : email konta, gdy wstawi się tutaj wartość NULL, procedura zrozumie, że nic w nim nie zmieniono</text:p>
          <text:p text:style-name="P51"/>
        </text:list-item>
        <text:list-item>
          <text:p text:style-name="P51">password_changed (varchar) : hasło konta, gdy wstawi się tutaj wartość NULL, procedura zrozumie, że nic w nim nie zmieniono</text:p>
        </text:list-item>
      </text:list>
      <text:p text:style-name="P9"/>
      <text:list xml:id="list38765117" text:continue-numbering="true" text:style-name="L25">
        <text:list-item>
          <text:p text:style-name="P51">media_names (text) : ciąg znaków reprezentujący możliwe do odwołania się witryny społecznościowe. Należy je podać, oddzielając przecinkiem beż żadnych spacji np. „Github,Facebook”</text:p>
          <text:p text:style-name="P51"/>
        </text:list-item>
        <text:list-item>
          <text:p text:style-name="P60"><text:span text:style-name="T2"><text:s/>link_to_media<text:tab/>(text) : ciąg znaków zawierający rzeczywiste linki do wybranych witryn. Należy je podawać analogicznie dla media_names z odpowiednią kolejnością np. „</text:span><text:a xlink:type="simple" xlink:href="https://github.com/123,https://facebook.com/123" text:style-name="Internet_20_link" text:visited-style-name="Visited_20_Internet_20_Link">https://github.com/123,https://facebook.com/123</text:a><text:span text:style-name="T2">”</text:span></text:p>
          <text:p text:style-name="P51"/>
        </text:list-item>
        <text:list-item>
          <text:p text:style-name="P51">technology_list (text) : lista technologii znanych przez użytkownika. Podaje się je w jednym ciągu znaków, oddzielając przecinkiem bez spacji np. „Python,HTML,CSS”</text:p>
        </text:list-item>
      </text:list>
      <text:p text:style-name="P9"/>
      <text:p text:style-name="P9"/>
      <text:p text:style-name="P9"/>
      <text:p text:style-name="P9"><text:soft-page-break/></text:p>
      <text:p text:style-name="P9"/>
      <text:p text:style-name="P9"><text:tab/>Procedura insert_collaborator</text:p>
      <text:p text:style-name="P9"><draw:frame draw:style-name="fr3" draw:name="grafika28" text:anchor-type="paragraph" svg:x="0.767cm" svg:y="0.84cm" svg:width="15.954cm" svg:height="4.983cm" draw:z-index="27"><draw:image xlink:href="Pictures/2000000700006CBB0000230A836A060D.svm" xlink:type="simple" xlink:show="embed" xlink:actuate="onLoad"/></draw:frame></text:p>
      <text:p text:style-name="P12"><text:tab/><text:tab/><text:tab/>Zdjęcie 26. Polecenia tworzące insert_collaborator</text:p>
      <text:p text:style-name="P12"/>
      <text:p text:style-name="P12"/>
      <text:p text:style-name="P12"/>
      <text:p text:style-name="P9"><text:tab/>Ten bloczek kodu wstawia nowego wspólnika do projektu. <text:tab/>Dodatkowo, mamy tutaj sprawdzenie, czy proszący o <text:tab/>dołączenie kogoś nowego użytkownik jest do tego uprawniony, <text:tab/>czyli czy jest właścicielem danej oferty. Jeśli nie, nie może <text:tab/>dodać do niego współpracownika. O takim błędzie informuje <text:tab/>nas treść końcowego selecta</text:p>
      <text:p text:style-name="P9"/>
      <text:p text:style-name="P9"/>
      <text:p text:style-name="P9"><text:tab/>Parametry:</text:p>
      <text:p text:style-name="P9"/>
      <text:list xml:id="list5704781622024037192" text:style-name="L27">
        <text:list-item>
          <text:p text:style-name="P53">id_user_inserting (int) : id obecne zalogowanego w sesji użytkownika, domyślnie właściciela danej oferty</text:p>
        </text:list-item>
        <text:list-item>
          <text:p text:style-name="P53"/>
        </text:list-item>
        <text:list-item>
          <text:p text:style-name="P53">id_user_inserted (int) : id współpracownika</text:p>
        </text:list-item>
        <text:list-item>
          <text:p text:style-name="P53">id_offert_destination (int) : id oferty<text:tab/></text:p>
        </text:list-item>
      </text:list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<draw:frame draw:style-name="fr3" draw:name="grafika29" text:anchor-type="paragraph" svg:x="0.684cm" svg:y="1.117cm" svg:width="15.713cm" svg:height="6.466cm" draw:z-index="28"><draw:image xlink:href="Pictures/2000000700006F0100002DB06A74C513.svm" xlink:type="simple" xlink:show="embed" xlink:actuate="onLoad"/></draw:frame><text:tab/>Procedura insert_match</text:p>
      <text:p text:style-name="P12"><text:tab/><text:tab/><text:tab/>Zdjęcie 27. Polecenia tworzące insert_match</text:p>
      <text:p text:style-name="P12"/>
      <text:p text:style-name="P12"/>
      <text:p text:style-name="P12"/>
      <text:p text:style-name="P9"><text:tab/>Procedura insert_match jest odpowiedzialna za wstawianie <text:tab/>polubień ofert lub polubień potencjalnych współpracowników, <text:tab/>których chcielinyśmy zaprosić do swojego projektu. Wywołanie <text:tab/>tego kodu wstawia rekord to tabelki liked_offert i od razu <text:tab/>sprawdza, czy nastąpiło obopólne polubienie. Jeśli tak, system <text:tab/>wysyła automatyczną wiadomość do zainteresowanych, tak <text:tab/>aby mogli między sobą pisać na czacie. <text:s/>Z powodu potrzeby <text:tab/>użycia funkcji count i w celu uniknięcia nieprawidłowych <text:tab/>odczytów, użyto tutaj najwyższego poziomu izolacji transakcji</text:p>
      <text:p text:style-name="P9"/>
      <text:p text:style-name="P9"/>
      <text:p text:style-name="P9"/>
      <text:p text:style-name="P9"><text:tab/>Parametry:</text:p>
      <text:list xml:id="list38777639" text:continue-numbering="true" text:style-name="L27">
        <text:list-item>
          <text:p text:style-name="P53">id_user_inserted (int) : id użytkownika, który polubił ofertę, lub id użytkownika upatrzonego na współpracownika</text:p>
        </text:list-item>
        <text:list-item>
          <text:p text:style-name="P53">id_offert1 (int) : id oferty docelowej</text:p>
        </text:list-item>
      </text:list>
      <text:p text:style-name="P9"/>
      <text:p text:style-name="P9"><text:soft-page-break/></text:p>
      <text:p text:style-name="P9"/>
      <text:p text:style-name="P9"/>
      <text:p text:style-name="P9"><text:tab/>Procedura insert_new_offert</text:p>
      <text:p text:style-name="P9"/>
      <text:list xml:id="list38781606" text:continue-numbering="true" text:style-name="L27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6"><draw:frame draw:style-name="fr3" draw:name="grafika30" text:anchor-type="paragraph" svg:x="1.051cm" svg:y="0.09cm" svg:width="15.469cm" svg:height="10.126cm" draw:z-index="29"><draw:image xlink:href="Pictures/2000000700004E8D000032A639DF127E.svm" xlink:type="simple" xlink:show="embed" xlink:actuate="onLoad"/></draw:frame>Zdjęcie 28. Część poleceń tworzących insert_new_offert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><text:tab/> <text:span text:style-name="T3">Ta procedura wstawia do bazy danych nową ofertę (projekt).</text:span></text:p>
      <text:p text:style-name="P12"><text:span text:style-name="T3"><text:tab/>Oprócz zapełniania danych w tabeli offert, dodaje też wybrane <text:tab/>przez użytkownika technologie używane w ofercie. Z tego <text:tab/>powodu, niezbędne jest użycie funkcji SQL last_inserted_id, a <text:tab/>to wymaga dla bezpieczeństwa ustawienia najwyższego <text:tab/>poziomu izolacji transakcji</text:span></text:p>
      <text:p text:style-name="P12"><text:span text:style-name="T3"/></text:p>
      <text:p text:style-name="P12"><text:span text:style-name="T3"/></text:p>
      <text:p text:style-name="P12"><text:span text:style-name="T3"><text:tab/>Parametry:</text:span></text:p>
      <text:list xml:id="list4858972087373842181" text:style-name="L28">
        <text:list-item>
          <text:p text:style-name="P57"><text:span text:style-name="T3">id_user_inserting (int) : id użytkownika wstawiającego </text:span><text:soft-page-break/><text:span text:style-name="T3">ofertę</text:span></text:p>
        </text:list-item>
        <text:list-item>
          <text:p text:style-name="P57"><text:span text:style-name="T3">category_name (varchar) : nazwa kategorii projektu np. Web, Desktop itp.</text:span></text:p>
        </text:list-item>
        <text:list-item>
          <text:p text:style-name="P57"><text:span text:style-name="T3">offert_name (varchar) : nazwa oferty</text:span></text:p>
        </text:list-item>
        <text:list-item>
          <text:p text:style-name="P57"><text:span text:style-name="T3">offert_picture1 (blob) : obrazek lub grafika projektu</text:span></text:p>
        </text:list-item>
        <text:list-item>
          <text:p text:style-name="P57"><text:span text:style-name="T3">offert_description (text) : opis oferty</text:span></text:p>
        </text:list-item>
        <text:list-item>
          <text:p text:style-name="P57"><text:span text:style-name="T3">technology_list (text) : ciąg znaków zawierający używane przez projekt technologie, oddzielone przecinkiem bez spacji np. „Python,HTML,CSS”</text:span></text:p>
        </text:list-item>
      </text:list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oft-page-break/><text:span text:style-name="T3"/></text:p>
      <text:p text:style-name="P12"><text:span text:style-name="T3"/></text:p>
      <text:p text:style-name="P12"><draw:frame draw:style-name="fr3" draw:name="grafika31" text:anchor-type="paragraph" svg:x="0.529cm" svg:y="1.725cm" svg:width="15.801cm" svg:height="4.186cm" draw:z-index="30"><draw:image xlink:href="Pictures/20000007000062EA00001A911A29D24A.svm" xlink:type="simple" xlink:show="embed" xlink:actuate="onLoad"/></draw:frame><text:span text:style-name="T3"><text:tab/>Procedura insert_message</text:span></text:p>
      <text:p text:style-name="P12"/>
      <text:list xml:id="list38777598" text:continue-list="list38781606" text:style-name="L27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6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<text:tab/><text:tab/><text:tab/>Zdjęcie 29. Polecenia tworzące procedure insert_message</text:p>
      <text:p text:style-name="P12"/>
      <text:p text:style-name="P12"/>
      <text:p text:style-name="P12"/>
      <text:p text:style-name="P12"><text:span text:style-name="T3"><text:tab/>insert_message jest wykorzystywany do wstawiania rekordów, <text:tab/>przedstawiającyh wiadomości użytkowników aplikacji. <text:tab/>Wystarczy podać id nadawcy i id odbiorcy. Serwer sam doda <text:tab/>do rekordu automatycznie datę wysłania wiadomości, aby <text:tab/>uniknąć niezgodności formatów daty i ułatwić wszystko na <text:tab/>backendzie</text:span></text:p>
      <text:p text:style-name="P12"><text:span text:style-name="T3"/></text:p>
      <text:p text:style-name="P12"><text:span text:style-name="T3"/></text:p>
      <text:p text:style-name="P12"><text:span text:style-name="T3"><text:tab/>Parametry:</text:span></text:p>
      <text:list xml:id="list500003165923071143" text:style-name="L29">
        <text:list-item>
          <text:p text:style-name="P58"><text:span text:style-name="T3">id_sender1 (int) : id nadawcy</text:span></text:p>
        </text:list-item>
        <text:list-item>
          <text:p text:style-name="P58"><text:span text:style-name="T3">id_recipent1 (int) : id_odbiorcy</text:span></text:p>
        </text:list-item>
      </text:list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oft-page-break/><text:span text:style-name="T3"/></text:p>
      <text:p text:style-name="P12"><text:span text:style-name="T3"/></text:p>
      <text:p text:style-name="P12"><text:span text:style-name="T3"/></text:p>
      <text:list xml:id="list38778370" text:continue-list="list38787487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65"><text:span text:style-name="T1">5. Zabezpieczenia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4"><text:span text:style-name="T1"/></text:p>
      <text:p text:style-name="P64"><text:span text:style-name="T1"/></text:p>
      <text:p text:style-name="P64"><text:span text:style-name="T3"/></text:p>
      <text:p text:style-name="P66"><text:span text:style-name="T3"><text:tab/>Baza danych Collaborate zostaja zaprojektowana tak żeby <text:tab/>obsługiwać wiele użytkowników naraz. To i wiele innych <text:tab/>czynników wymusza nakładanie pewnych zabezpieczeń w <text:tab/>celu uniknięcia np. usunięcia niektórych rekordów lub <text:tab/>naruszenia spójności danych. Do takich celów wykorzystano:</text:span></text:p>
      <text:p text:style-name="P66"><text:span text:style-name="T3"/></text:p>
      <text:list xml:id="list5796098656707441508" text:style-name="L30">
        <text:list-item>
          <text:p text:style-name="P59"><text:span text:style-name="T3">Klucze podstawowe i obce : zapewniają podstawową formę kontroli spójności danych</text:span></text:p>
        </text:list-item>
        <text:list-item>
          <text:p text:style-name="P59"><text:span text:style-name="T3">Odpowiednio nałożone klauzule on delete : w przypadku usnięcia np. oferty lub użytkownika automatycznie czyszczą skorelowane z usuniętym rekordem dane w innych tabelach.</text:span></text:p>
        </text:list-item>
        <text:list-item>
          <text:p text:style-name="P59"><text:span text:style-name="T3">Dodatkowa logika procedur : niektóre procedury posiadają dodatkowe sprawdzenia poprawności wpisanych parametrów, co może w skrajnych warunkach ochronić przed niespodziewalnymi działaniami</text:span></text:p>
        </text:list-item>
        <text:list-item>
          <text:p text:style-name="P59"><text:span text:style-name="T3">Stosowanie poziomów izolacji w transakcjach : w zależności od poziomu niwelują one problemy budnych odczytów, odczytów widmo, zduplikowanych odczytów itp. Niezbędne, kiedy wielu użytkowników działa na tych samych danych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n Napieralski</meta:initial-creator>
    <meta:creation-date>2021-02-10T19:37:15.14</meta:creation-date>
    <dc:date>2021-02-22T18:55:25.05</dc:date>
    <dc:creator>Jan Napieralski</dc:creator>
    <meta:editing-duration>PT13H57M</meta:editing-duration>
    <meta:editing-cycles>9</meta:editing-cycles>
    <meta:generator>OpenOffice/4.1.2$Win32 OpenOffice.org_project/412m3$Build-9782</meta:generator>
    <meta:document-statistic meta:table-count="0" meta:image-count="31" meta:object-count="0" meta:page-count="32" meta:paragraph-count="223" meta:word-count="2535" meta:character-count="19466"/>
  </office:meta>
</office:document-meta>
</file>